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5.37cm"/>
      <style:paragraph-properties style:writing-mode="lr-tb"/>
    </style:style>
    <style:style style:name="gr2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0.575cm" fo:min-width="1.698cm" draw:shadow-opacity="50%"/>
    </style:style>
    <style:style style:name="gr3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0.528cm" fo:min-width="1.802cm"/>
    </style:style>
    <style:style style:name="gr4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1.334cm"/>
    </style:style>
    <style:style style:name="gr5" style:family="graphic" style:parent-style-name="objectwithoutfill">
      <style:graphic-properties svg:stroke-color="#000000" draw:marker-end="Arrow" draw:fill="none" draw:textarea-vertical-align="middle"/>
    </style:style>
    <style:style style:name="gr6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5.6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solid" draw:fill-color="#c2e0ae" draw:opacity="50%"/>
      <style:paragraph-properties fo:text-align="center"/>
    </style:style>
    <style:style style:name="P4" style:family="paragraph">
      <loext:graphic-properties draw:fill="solid" draw:fill-color="#f8aa97"/>
      <style:paragraph-properties fo:text-align="center"/>
      <style:text-properties style:font-name="Andale Mono2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ndale Mono2"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6.018cm" svg:height="1.524cm" svg:x="8.036cm" svg:y="2.444cm">
            <text:p text:style-name="P1">Calculate Nu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286cm" svg:height="0.913cm" svg:x="3.424cm" svg:y="7.0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386cm" svg:height="0.862cm" svg:x="3.316cm" svg:y="8.5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32cm" svg:height="1.016cm" svg:x="13.602cm" svg:y="7.1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5" draw:layer="layout" svg:x1="13.613cm" svg:y1="9.191cm" svg:x2="15.629cm" svg:y2="9.191cm">
            <text:p/>
          </draw:line>
          <draw:custom-shape draw:style-name="gr6" draw:text-style-name="P4" draw:layer="layout" svg:width="6.25cm" svg:height="1.016cm" svg:x="7.81cm" svg:y="0.734cm">
            <text:p text:style-name="P1"><text:span text:style-name="T1">GenerateNull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5" draw:layer="layout" svg:x1="10.922cm" svg:y1="1.75cm" svg:x2="10.922cm" svg:y2="2.434cm">
            <text:p/>
          </draw:line>
          <draw:frame draw:style-name="gr7" draw:text-style-name="P6" draw:layer="layout" svg:width="6.792cm" svg:height="1.673cm" svg:x="6.21cm" svg:y="6.786cm">
            <draw:text-box>
              <text:p text:style-name="P1">concurrently runs as dependencies are met</text:p>
            </draw:text-box>
          </draw:frame>
          <draw:frame draw:style-name="gr8" draw:text-style-name="P6" draw:layer="layout" svg:width="6.792cm" svg:height="0.977cm" svg:x="6.01cm" svg:y="8.587cm">
            <draw:text-box>
              <text:p text:style-name="P1">groups of functions</text:p>
            </draw:text-box>
          </draw:frame>
          <draw:frame draw:style-name="gr9" draw:text-style-name="P7" draw:layer="layout" svg:width="1.016cm" svg:height="0.962cm" svg:x="15.64cm" svg:y="8.714cm">
            <draw:text-box>
              <text:p><text:span text:style-name="T2">=</text:span></text:p>
            </draw:text-box>
          </draw:frame>
          <draw:frame draw:style-name="gr9" draw:text-style-name="P7" draw:layer="layout" svg:width="1.016cm" svg:height="0.962cm" svg:x="5.74cm" svg:y="7.014cm">
            <draw:text-box>
              <text:p><text:span text:style-name="T2">=</text:span></text:p>
            </draw:text-box>
          </draw:frame>
          <draw:frame draw:style-name="gr9" draw:text-style-name="P7" draw:layer="layout" svg:width="1.016cm" svg:height="0.962cm" svg:x="5.84cm" svg:y="8.614cm">
            <draw:text-box>
              <text:p><text:span text:style-name="T2">=</text:span></text:p>
            </draw:text-box>
          </draw:frame>
          <draw:frame draw:style-name="gr9" draw:text-style-name="P7" draw:layer="layout" svg:width="1.016cm" svg:height="0.962cm" svg:x="15.64cm" svg:y="7.214cm">
            <draw:text-box>
              <text:p><text:span text:style-name="T2">=</text:span></text:p>
            </draw:text-box>
          </draw:frame>
          <draw:frame draw:style-name="gr8" draw:text-style-name="P6" draw:layer="layout" svg:width="6.792cm" svg:height="0.977cm" svg:x="14.81cm" svg:y="7.188cm">
            <draw:text-box>
              <text:p text:style-name="P1">logic check</text:p>
            </draw:text-box>
          </draw:frame>
          <draw:frame draw:style-name="gr8" draw:text-style-name="P6" draw:layer="layout" svg:width="6.792cm" svg:height="0.977cm" svg:x="14.91cm" svg:y="8.688cm">
            <draw:text-box>
              <text:p text:style-name="P1">dependency</text:p>
            </draw:text-box>
          </draw:frame>
          <draw:frame draw:style-name="gr9" draw:text-style-name="P7" draw:layer="layout" svg:width="2.032cm" svg:height="0.962cm" svg:x="0.908cm" svg:y="7.74cm">
            <draw:text-box>
              <text:p><text:span text:style-name="T2">Key:</text:span></text:p>
            </draw:text-box>
          </draw:frame>
          <draw:line draw:style-name="gr10" draw:text-style-name="P5" draw:layer="layout" svg:x1="0.662cm" svg:y1="6.062cm" svg:x2="20.728cm" svg:y2="6.062cm">
            <text:p/>
          </draw:lin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373cm" svg:x="1cm" svg:y="3.734cm"/>
      <draw:page-thumbnail draw:layer="backgroundobjects" svg:width="9.294cm" svg:height="4.373cm" svg:x="1cm" svg:y="11.782cm"/>
      <draw:page-thumbnail draw:layer="backgroundobjects" svg:width="9.294cm" svg:height="4.373cm" svg:x="1cm" svg:y="19.83cm"/>
      <draw:page-thumbnail draw:layer="backgroundobjects" svg:width="9.294cm" svg:height="4.373cm" svg:x="11.295cm" svg:y="3.734cm"/>
      <draw:page-thumbnail draw:layer="backgroundobjects" svg:width="9.294cm" svg:height="4.373cm" svg:x="11.295cm" svg:y="11.782cm"/>
      <draw:page-thumbnail draw:layer="backgroundobjects" svg:width="9.294cm" svg:height="4.373cm" svg:x="11.295cm" svg:y="19.83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6cm" presentation:class="title" presentation:placeholder="true">
        <draw:text-box/>
      </draw:frame>
      <draw:frame presentation:style-name="Default-outline1" draw:layer="backgroundobjects" svg:width="19.43cm" svg:height="16.233cm" svg:x="1.079cm" svg:y="6.549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05T16:03:53.583584588</meta:creation-date>
    <dc:date>2021-05-04T21:27:52.148170915</dc:date>
    <meta:editing-duration>PT6M13S</meta:editing-duration>
    <meta:editing-cycles>4</meta:editing-cycles>
    <meta:generator>LibreOffice/7.1.2.2$Linux_X86_64 LibreOffice_project/5751006d328844ba3fa6124ed263bbf122f0788a</meta:generator>
    <meta:document-statistic meta:object-count="41"/>
  </office:meta>
</office:document-meta>
</file>